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style:font-size-asian="12pt" style:font-size-complex="12pt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1f16a4" officeooo:paragraph-rsid="001f16a4" style:font-size-asian="12pt" style:font-size-complex="12pt"/>
    </style:style>
    <style:style style:name="P3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269631" officeooo:paragraph-rsid="001f16a4" style:font-size-asian="12pt" style:font-size-complex="12pt"/>
    </style:style>
    <style:style style:name="P4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269631" officeooo:paragraph-rsid="00269631" style:font-size-asian="12pt" style:font-size-complex="12pt"/>
    </style:style>
    <style:style style:name="P5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287840" officeooo:paragraph-rsid="00287840" style:font-size-asian="12pt" style:font-size-complex="12pt"/>
    </style:style>
    <style:style style:name="P6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287840" officeooo:paragraph-rsid="002a1314" style:font-size-asian="12pt" style:font-size-complex="12pt"/>
    </style:style>
    <style:style style:name="P7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2a1314" officeooo:paragraph-rsid="002a1314" style:font-size-asian="12pt" style:font-size-complex="12pt"/>
    </style:style>
    <style:style style:name="P8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2bc4d5" officeooo:paragraph-rsid="002bc4d5" style:font-size-asian="12pt" style:font-size-complex="12pt"/>
    </style:style>
    <style:style style:name="P9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bold" officeooo:rsid="00287840" officeooo:paragraph-rsid="00287840" style:font-size-asian="12pt" style:font-weight-asian="bold" style:font-size-complex="12pt" style:font-weight-complex="bold"/>
    </style:style>
    <style:style style:name="P11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2pt" style:font-size-asian="12pt" style:font-size-complex="12pt"/>
    </style:style>
    <style:style style:name="P13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2pt" officeooo:paragraph-rsid="002828d3" style:font-size-asian="12pt" style:font-size-complex="12pt"/>
    </style:style>
    <style:style style:name="P14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officeooo:paragraph-rsid="00269631"/>
    </style:style>
    <style:style style:name="P16" style:family="paragraph" style:parent-style-name="Table_20_Contents">
      <style:paragraph-properties fo:text-align="center" style:justify-single-word="false"/>
      <style:text-properties fo:color="#2da418" loext:opacity="100%" style:font-name="Ink Free" fo:font-size="12pt" fo:font-weight="bold" officeooo:rsid="0021a2ab" officeooo:paragraph-rsid="0021a2ab" style:font-name-asian="NSimSun1" style:font-size-asian="12pt" style:font-weight-asian="bold" style:font-name-complex="Liberation Mono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2da418" loext:opacity="100%" style:font-name="Ink Free" fo:font-size="12pt" fo:font-weight="bold" officeooo:rsid="002085ea" officeooo:paragraph-rsid="002085ea" style:font-name-asian="NSimSun1" style:font-size-asian="12pt" style:font-weight-asian="bold" style:font-name-complex="Liberation Mono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2da418" loext:opacity="100%" style:font-name="Ink Free" fo:font-size="12pt" fo:font-weight="bold" officeooo:rsid="00269631" officeooo:paragraph-rsid="00269631" style:font-name-asian="NSimSun1" style:font-size-asian="12pt" style:font-weight-asian="bold" style:font-name-complex="Liberation Mono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fo:font-weight="bold" officeooo:rsid="001f16a4" officeooo:paragraph-rsid="001f16a4" style:font-name-asian="NSimSun1" style:font-size-asian="12pt" style:font-weight-asian="bold" style:font-name-complex="Liberation Mono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16a4" officeooo:paragraph-rsid="001f16a4" style:font-name-asian="NSimSun1" style:font-size-asian="12pt" style:font-weight-asian="bold" style:font-name-complex="Liberation Mono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NSimSun1" style:font-size-asian="12pt" style:font-weight-asian="bold" style:font-name-complex="Liberation Mono" style:font-size-complex="12pt" style:font-weight-complex="bold"/>
    </style:style>
    <style:style style:name="P22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style:font-size-asian="12pt" style:font-size-complex="12pt"/>
    </style:style>
    <style:style style:name="P24" style:family="paragraph" style:parent-style-name="Standard">
      <style:text-properties officeooo:rsid="002e7228" officeooo:paragraph-rsid="003114cb"/>
    </style:style>
    <style:style style:name="P25" style:family="paragraph" style:parent-style-name="Standard">
      <style:text-properties fo:font-weight="bold" officeooo:rsid="002e7228" officeooo:paragraph-rsid="003114cb" style:font-weight-asian="bold" style:font-weight-complex="bold"/>
    </style:style>
    <style:style style:name="P26" style:family="paragraph" style:parent-style-name="Standard">
      <style:text-properties officeooo:rsid="003306de" officeooo:paragraph-rsid="003306de"/>
    </style:style>
    <style:style style:name="P27" style:family="paragraph" style:parent-style-name="Standard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2e7228" officeooo:paragraph-rsid="003114cb" style:font-size-asian="12pt" style:font-size-complex="12pt"/>
    </style:style>
    <style:style style:name="P28" style:family="paragraph" style:parent-style-name="Standard">
      <loext:graphic-properties draw:fill="solid" draw:fill-color="#f8f9fa" draw:opacity="100%"/>
      <style:paragraph-properties fo:margin-top="0cm" fo:margin-bottom="0cm" style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3114cb" officeooo:paragraph-rsid="003114cb" style:font-size-asian="12pt" style:font-size-complex="12pt"/>
    </style:style>
    <style:style style:name="T1" style:family="text">
      <style:text-properties fo:language="es" fo:country="ES" fo:font-style="normal"/>
    </style:style>
    <style:style style:name="T2" style:family="text">
      <style:text-properties officeooo:rsid="001ed201"/>
    </style:style>
    <style:style style:name="T3" style:family="text">
      <style:text-properties fo:font-variant="normal" fo:text-transform="none" fo:color="#444444" loext:opacity="100%" style:font-name="Segoe UI" fo:font-size="12pt" fo:letter-spacing="normal" fo:font-style="normal" fo:font-weight="normal"/>
    </style:style>
    <style:style style:name="T4" style:family="text">
      <style:text-properties fo:font-variant="normal" fo:text-transform="none" fo:color="#444444" loext:opacity="100%" style:font-name="Segoe UI" fo:font-size="12pt" fo:letter-spacing="normal" fo:language="es" fo:country="ES" fo:font-style="normal" fo:font-weight="normal" officeooo:rsid="001f16a4" style:font-size-asian="12pt" style:font-size-complex="12pt"/>
    </style:style>
    <style:style style:name="T5" style:family="text">
      <style:text-properties fo:font-variant="normal" fo:text-transform="none" fo:color="#202124" loext:opacity="100%" style:font-name="Arial" fo:font-size="12pt" fo:letter-spacing="normal" fo:language="es" fo:country="ES" fo:font-style="normal" fo:font-weight="normal" officeooo:rsid="001f16a4" style:font-size-asian="12pt" style:font-size-complex="12pt"/>
    </style:style>
    <style:style style:name="T6" style:family="text">
      <style:text-properties officeooo:rsid="00269631"/>
    </style:style>
    <style:style style:name="T7" style:family="text">
      <style:text-properties officeooo:rsid="002828d3"/>
    </style:style>
    <style:style style:name="T8" style:family="text">
      <style:text-properties style:font-name-asian="NSimSun1" style:font-name-complex="Liberation Mono"/>
    </style:style>
    <style:style style:name="T9" style:family="text">
      <style:text-properties officeooo:rsid="002a1314"/>
    </style:style>
    <style:style style:name="T10" style:family="text">
      <style:text-properties officeooo:rsid="002bc4d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c4d5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2a1314" style:font-weight-asian="normal" style:font-weight-complex="normal"/>
    </style:style>
    <style:style style:name="T15" style:family="text">
      <style:text-properties officeooo:rsid="003114cb"/>
    </style:style>
    <style:style style:name="T16" style:family="text">
      <style:text-properties officeooo:rsid="003306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tw-target-text"/>1.1. Editores de código</text:p>
      <text:p text:style-name="P9">Debe instalar varios editores de código en una máquina virtual, analizar su uso y realizar un informe especificando lo que se solicita a continuación.</text:p>
      <text:p text:style-name="P14"/>
      <text:p text:style-name="P11"><text:s/><text:span text:style-name="T1">Utilice el documento de plantilla de práctica de DWEC y comente lo siguiente sobre 3 editores de código para JavaScript, html y css:</text:span></text:p>
      <text:p text:style-name="P13"><text:span text:style-name="T7">Para este estudio he decidido elegir los editores : V</text:span><text:span text:style-name="T2">isualcode , </text:span><text:span text:style-name="T7">S</text:span><text:span text:style-name="T2">ublimetext </text:span><text:span text:style-name="T7">y N</text:span>etbeans.</text:p>
      <text:p text:style-name="P9"><text:span text:style-name="T2">1.</text:span>Plataformas compatibles.</text:p>
      <text:p text:style-name="P3"/>
      <text:p text:style-name="P4">Hemos estudiado las plataformas compatibles de cada editor elegido, en este caso he elegido 3 editores los cuales todos son compatibles con las siguientes plataformas como se puede observar en la gráfica. </text:p>
      <text:p text:style-name="P4"/>
      <table:table table:name="Tabla1" table:style-name="Tabla1">
        <table:table-column table:style-name="Tabla1.A" table:number-columns-repeated="3"/>
        <table:table-column table:style-name="Tabla1.D"/>
        <table:table-row table:style-name="TableLine1633102907120"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0">Windows 10</text:p>
          </table:table-cell>
          <table:table-cell table:style-name="Tabla1.A1" office:value-type="string">
            <text:p text:style-name="P20">Linux</text:p>
          </table:table-cell>
          <table:table-cell table:style-name="Tabla1.D1" office:value-type="string">
            <text:p text:style-name="P20">Mac</text:p>
          </table:table-cell>
        </table:table-row>
        <table:table-row table:style-name="TableLine1633102905216">
          <table:table-cell table:style-name="Tabla1.A2" office:value-type="string">
            <text:p text:style-name="P19">VisualCode <text:span text:style-name="T6">1.60.2</text:span></text:p>
          </table:table-cell>
          <table:table-cell table:style-name="Tabla1.A2" office:value-type="string">
            <text:p text:style-name="P16">V</text:p>
          </table:table-cell>
          <table:table-cell table:style-name="Tabla1.A2" office:value-type="string">
            <text:p text:style-name="P16">V</text:p>
          </table:table-cell>
          <table:table-cell table:style-name="Tabla1.D2" office:value-type="string">
            <text:p text:style-name="P16">V</text:p>
          </table:table-cell>
        </table:table-row>
        <table:table-row table:style-name="TableLine1633102897872">
          <table:table-cell table:style-name="Tabla1.A2" office:value-type="string">
            <text:p text:style-name="P19">Sublimetext <text:span text:style-name="T6">4</text:span></text:p>
          </table:table-cell>
          <table:table-cell table:style-name="Tabla1.A2" office:value-type="string">
            <text:p text:style-name="P18">V</text:p>
          </table:table-cell>
          <table:table-cell table:style-name="Tabla1.A2" office:value-type="string">
            <text:p text:style-name="P18">V</text:p>
          </table:table-cell>
          <table:table-cell table:style-name="Tabla1.D2" office:value-type="string">
            <text:p text:style-name="P18">V</text:p>
          </table:table-cell>
        </table:table-row>
        <table:table-row table:style-name="TableLine1633102903040">
          <table:table-cell table:style-name="Tabla1.A2" office:value-type="string">
            <text:p text:style-name="P19">Netbeans <text:span text:style-name="T6">12.0</text:span></text:p>
          </table:table-cell>
          <table:table-cell table:style-name="Tabla1.A2" office:value-type="string">
            <text:p text:style-name="P17">V</text:p>
          </table:table-cell>
          <table:table-cell table:style-name="Tabla1.A2" office:value-type="string">
            <text:p text:style-name="P17">V</text:p>
          </table:table-cell>
          <table:table-cell table:style-name="Tabla1.D2" office:value-type="string">
            <text:p text:style-name="P17">V</text:p>
          </table:table-cell>
        </table:table-row>
      </table:table>
      <text:p text:style-name="P2"/>
      <text:p text:style-name="P15"><text:span text:style-name="T5">VisualCode </text:span><text:span text:style-name="Strong_20_Emphasis"><text:span text:style-name="T4">1.60.2</text:span></text:span><text:span text:style-name="T5"> <text:s/></text:span><text:span text:style-name="T3">Viene con soporte incorporado para JavaScript, TypeScript y Node.js y tiene un rico ecosistema de extensiones para otros lenguajes (como C ++, C #, Java, Python, PHP, Go) y tiempos de ejecución (como .NET y Unity). </text:span> </text:p>
      <text:p text:style-name="P2"/>
      <text:p text:style-name="P2"/>
      <text:p text:style-name="P9"><text:span text:style-name="T2">2.</text:span>Funciones de uso.</text:p>
      <text:p text:style-name="P9"/>
      <text:p text:style-name="P10">VisualCode </text:p>
      <text:p text:style-name="P5"/>
      <text:p text:style-name="P6"><text:soft-page-break/>En<text:span text:style-name="T11"> </text:span><text:span text:style-name="T13">Visual</text:span><text:span text:style-name="T14">C</text:span><text:span text:style-name="T13">ode </text:span>se pueden utilizar lenguajes de programación como HTML, CSS , JavaScript ,C++, C #, Python, PHP, Go, <text:span text:style-name="T9">Ruby y muchísimas más</text:span>. Este admite gestionar tus propios atajos de teclado , refactorizar el códig<text:span text:style-name="T9">o y tiene la posibilidad de configurar la interfaz como más nos convenga. </text:span></text:p>
      <text:p text:style-name="P7">Tiene gran variedad de extensiones que nos da la posibilidad de tener una gama de opciones muy amplia, que nos ayudara a cifrar el código de una manera más amena y visualmente mas agradable. <text:span text:style-name="T10">Unas de las extensiones que nos ofrece VisualCode son: </text:span><text:span text:style-name="T12">HTML Snippets</text:span><text:span text:style-name="T10">: que nos añade colores a las etiquetas que vayamos a utilizar y nos facilita la utilización del código . </text:span></text:p>
      <text:p text:style-name="P8"><text:span text:style-name="T11">Visual Studio Code-icons: </text:span>esta <text:span text:style-name="T8">añade iconos</text:span> que nos ayudara a deducir con mas facilidad que tipo de fichero se utiliza , ofreciéndonos una navegación mas sencilla. </text:p>
      <text:p text:style-name="P8"><text:span text:style-name="T11">Ruby: </text:span>nos ofrece la posibilidad de desarrollar Ruby en VisualCode. </text:p>
      <text:p text:style-name="P8"><text:span text:style-name="T11"><text:s/>Ruby Solargraph:</text:span> esta nos facilitara varias opciones para poder completar nuestro código más rápido. </text:p>
      <text:p text:style-name="P1"/>
      <text:p text:style-name="P25">SublimeText</text:p>
      <text:p text:style-name="P24"/>
      <text:p text:style-name="P27">Es <text:span text:style-name="T15">un editor de texto que sirve para escribir código </text:span><text:span text:style-name="T16">fuente </text:span><text:span text:style-name="T15">de programación en la mayoría de los formatos existentes, entre los lenguajes que puede soportar podemos encontrar <text:s/>los siguientes: ASP, C, C++, C#, CSS, D, Erlang, Groovy, Haskell, HTML, Java, Javascript, LaText, Lisp, Lua, Markdown, Matlab, Ocaml, Pascal, Perl, Perl, PHP, Python, R, Ruby, SQL, TCL, Textile y XML entre otros.</text:span></text:p>
      <text:p text:style-name="P28">Este nos ofrece una vista muy elegante del código , abrir varias ventanas dentro del editor, también es fácil de manejar <text:span text:style-name="T16">y nos ofrece un soporte de sintaxis de muchos lenguajes de programación como ya vimos con anterioridad.</text:span></text:p>
      <text:p text:style-name="P28"/>
      <text:p text:style-name="P28"/>
      <text:p text:style-name="P1"><text:soft-page-break/><text:span text:style-name="T2">3.</text:span>Popularidad.</text:p>
      <text:p text:style-name="P1"><text:span text:style-name="T2">4.</text:span>Imagen de su interfaz con un ejemplo de prueba. Para ello, debes instalarlo en una máquina virtual y probarlo.</text:p>
      <text:p text:style-name="P1"><text:span text:style-name="T2">5.</text:span>Opinión personal sobre su uso y cuál recomendaría. Para esta sección, necesitará una tabla de comparación.</text:p>
      <text:p text:style-name="P1">Envíe el documento en formato PDF y con sus datos personales cumplimentados.</text:p>
      <text:p text:style-name="P12"/>
      <text:p text:style-name="P1">Se valorará tanto el contenido como la presentación del documento.</text:p>
      <text:p text:style-name="Standard"/>
      <text:p text:style-name="Standard"/>
      <text:p text:style-name="P26"><text:a xlink:type="simple" xlink:href="https://www.soporteparapc.com/2014/04/diferencias-plugin-y-extensiones.html#:~:text=Diferencias%20entre%20ambos.%20-%20Un%20plugin%2C%20por%20lo,los%20plugins%2C%20las%20extensiones%20las%20podemos%20buscar%2C%20" text:style-name="Internet_20_link" text:visited-style-name="Visited_20_Internet_20_Link">https://www.soporteparapc.com/2014/04/diferencias-plugin-y-extensiones.html#:~:text=Diferencias%20entre%20ambos.%20-%20Un%20plugin%2C%20por%20lo,los%20plugins%2C%20las%20extensiones%20las%20podemos%20buscar%2C%20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09:56:57.099000000</meta:creation-date>
    <dc:date>2021-09-24T14:06:04.609000000</dc:date>
    <meta:editing-duration>PT39M23S</meta:editing-duration>
    <meta:editing-cycles>7</meta:editing-cycles>
    <meta:generator>LibreOffice/7.0.4.2$Windows_X86_64 LibreOffice_project/dcf040e67528d9187c66b2379df5ea4407429775</meta:generator>
    <meta:document-statistic meta:table-count="1" meta:image-count="0" meta:object-count="0" meta:page-count="3" meta:paragraph-count="38" meta:word-count="481" meta:character-count="3157" meta:non-whitespace-character-count="2700"/>
  </office:meta>
</office:document-meta>
</file>